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0c1cb9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officeooo:rsid="000e0dfc" officeooo:paragraph-rsid="000e0dfc"/>
    </style:style>
    <style:style style:name="P9" style:family="paragraph" style:parent-style-name="Standard">
      <style:paragraph-properties style:snap-to-layout-grid="false"/>
      <style:text-properties officeooo:rsid="000e0dfc" officeooo:paragraph-rsid="000d1290"/>
    </style:style>
    <style:style style:name="P10" style:family="paragraph" style:parent-style-name="Standard">
      <style:paragraph-properties style:snap-to-layout-grid="false"/>
      <style:text-properties fo:font-weight="normal" officeooo:rsid="000db5c6" officeooo:paragraph-rsid="000d4c77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fo:font-weight="normal" officeooo:rsid="0010b7c0" officeooo:paragraph-rsid="000d4c77" style:font-weight-asian="normal" style:font-weight-complex="normal"/>
    </style:style>
    <style:style style:name="P12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3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0e0dfc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0d1290"/>
    </style:style>
    <style:style style:name="P16" style:family="paragraph" style:parent-style-name="Standard" style:master-page-name="Standard">
      <style:paragraph-properties style:page-number="auto"/>
      <style:text-properties style:font-name="Book Antiqua"/>
    </style:style>
    <style:style style:name="P17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d1290" officeooo:paragraph-rsid="000d1290"/>
    </style:style>
    <style:style style:name="P18" style:family="paragraph" style:parent-style-name="UC_5f_Alternativa_20_2" style:list-style-name="WW8Num8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officeooo:paragraph-rsid="000d1290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0c1cb9"/>
    </style:style>
    <style:style style:name="T5" style:family="text">
      <style:text-properties fo:font-weight="normal" officeooo:rsid="000c1cb9" style:font-weight-asian="normal" style:font-weight-complex="normal"/>
    </style:style>
    <style:style style:name="T6" style:family="text">
      <style:text-properties fo:font-weight="normal" officeooo:rsid="000d4c77" style:font-weight-asian="normal" style:font-weight-complex="normal"/>
    </style:style>
    <style:style style:name="T7" style:family="text">
      <style:text-properties style:use-window-font-color="true" style:font-name="Times New Roman" officeooo:rsid="000e0dfc" style:font-name-asian="Times New Roman" style:font-name-complex="Times New Roman"/>
    </style:style>
    <style:style style:name="T8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9" style:family="text">
      <style:text-properties style:use-window-font-color="true" style:font-name="Times New Roman" officeooo:rsid="000c1cb9" style:font-name-asian="Times New Roman" style:font-name-complex="Times New Roman"/>
    </style:style>
    <style:style style:name="T10" style:family="text">
      <style:text-properties style:use-window-font-color="true" style:font-name="Times New Roman" officeooo:rsid="000d4c77" style:font-name-asian="Times New Roman" style:font-name-complex="Times New Roman"/>
    </style:style>
    <style:style style:name="T11" style:family="text">
      <style:text-properties style:use-window-font-color="true" style:font-name="Times New Roman" officeooo:rsid="0012c7fd" style:font-name-asian="Times New Roman" style:font-name-complex="Times New Roman"/>
    </style:style>
    <style:style style:name="T12" style:family="text">
      <style:text-properties style:use-window-font-color="true" style:font-name="Times New Roman" officeooo:rsid="00161150" style:font-name-asian="Times New Roman" style:font-name-complex="Times New Roman"/>
    </style:style>
    <style:style style:name="T13" style:family="text">
      <style:text-properties style:use-window-font-color="true" style:font-name="Times New Roman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" style:family="text">
      <style:text-properties style:use-window-font-color="true" style:font-name="Times New Roman" fo:font-size="12pt" fo:font-weight="normal" officeooo:rsid="000e242d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5" style:family="text">
      <style:text-properties style:use-window-font-color="true" style:font-name="Times New Roman" fo:font-size="12pt" fo:font-weight="normal" officeooo:rsid="0010bb65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" style:family="text">
      <style:text-properties style:use-window-font-color="true" style:font-name="Times New Roman" fo:font-size="12pt" fo:font-weight="normal" officeooo:rsid="0011543f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" style:family="text">
      <style:text-properties style:use-window-font-color="true" style:font-name="Times New Roman" fo:font-size="12pt" fo:font-weight="normal" officeooo:rsid="00150486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8" style:family="text">
      <style:text-properties style:use-window-font-color="true" style:font-name="Times New Roman" fo:font-size="12pt" fo:font-weight="normal" officeooo:rsid="00161150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9" style:family="text">
      <style:text-properties officeooo:rsid="000fe0fd"/>
    </style:style>
    <style:style style:name="T20" style:family="text">
      <style:text-properties officeooo:rsid="0011082a"/>
    </style:style>
    <style:style style:name="T21" style:family="text">
      <style:text-properties officeooo:rsid="000ed945"/>
    </style:style>
    <style:style style:name="T22" style:family="text">
      <style:text-properties officeooo:rsid="000d4c77"/>
    </style:style>
    <style:style style:name="T23" style:family="text">
      <style:text-properties officeooo:rsid="0010b7c0"/>
    </style:style>
    <style:style style:name="T24" style:family="text">
      <style:text-properties officeooo:rsid="0010edce"/>
    </style:style>
    <style:style style:name="T25" style:family="text">
      <style:text-properties officeooo:rsid="000db5c6"/>
    </style:style>
    <style:style style:name="T26" style:family="text">
      <style:text-properties officeooo:rsid="0010243d"/>
    </style:style>
    <style:style style:name="T27" style:family="text">
      <style:text-properties officeooo:rsid="0012c7fd"/>
    </style:style>
    <style:style style:name="T28" style:family="text">
      <style:text-properties officeooo:rsid="001611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Nombre del Caso de Uso: <text:span text:style-name="T5">Modificar </text:span><text:span text:style-name="T6">Proyecto.</text:span></text:p>
          </table:table-cell>
          <table:table-cell table:style-name="Tabla1.B1" office:value-type="string">
            <text:p text:style-name="P3"><text:span text:style-name="T1">Nro. de Caso de Uso:</text:span> <text:span text:style-name="T28">CU.A.07.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27">Administrador de Sistema. 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7">Permitir la </text:span></text:span><text:span text:style-name="UC_5f_NormalAzul_20_Car"><text:span text:style-name="T12">modificación</text:span></text:span><text:span text:style-name="UC_5f_NormalAzul_20_Car"><text:span text:style-name="T7"> de l</text:span></text:span><text:span text:style-name="UC_5f_NormalAzul_20_Car"><text:span text:style-name="T9">os</text:span></text:span><text:span text:style-name="UC_5f_NormalAzul_20_Car"><text:span text:style-name="T7"> datos de</text:span></text:span><text:span text:style-name="UC_5f_NormalAzul_20_Car"><text:span text:style-name="T10">l</text:span></text:span><text:span text:style-name="UC_5f_NormalAzul_20_Car"><text:span text:style-name="T7"> </text:span></text:span><text:span text:style-name="UC_5f_NormalAzul_20_Car"><text:span text:style-name="T10">proyecto</text:span></text:span><text:span text:style-name="UC_5f_NormalAzul_20_Car"><text:span text:style-name="T8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UC_5f_NormalAzul_20_Car"><text:span text:style-name="T8">El actor debe estar logueado como </text:span></text:span><text:span text:style-name="UC_5f_NormalAzul_20_Car"><text:span text:style-name="T11">Administrador de Sistema, o </text:span></text:span><text:span text:style-name="UC_5f_NormalAzul_20_Car"><text:span text:style-name="T8">Administrador del </text:span></text:span><text:span text:style-name="UC_5f_NormalAzul_20_Car"><text:span text:style-name="T10">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4">Se actualizan los datos del proyecto modificado.</text:span></text:p>
          </table:table-cell>
          <table:covered-table-cell/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9">1.<text:span text:style-name="T19">S</text:span>elecciona <text:span text:style-name="T28">opción</text:span> Modificar.</text:p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2" office:value-type="string">
            <text:p text:style-name="P13"/>
          </table:table-cell>
          <table:table-cell table:style-name="Tabla2.A1" office:value-type="string">
            <text:p text:style-name="P8">2.Despliega el formulario con las opciones y campos modificables.</text:p>
          </table:table-cell>
        </table:table-row>
        <table:table-row table:style-name="Tabla2.4">
          <table:table-cell table:style-name="Tabla2.A5" office:value-type="string">
            <text:p text:style-name="P15">3.<text:span text:style-name="T19">M</text:span>odifica los campos con los dato<text:span text:style-name="T22">s correspondientes.</text:span></text:p>
          </table:table-cell>
          <table:table-cell table:style-name="Tabla2.B5" office:value-type="string">
            <text:p text:style-name="P8"/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8">4.Valid<text:span text:style-name="T20">a </text:span>los datos.</text:p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8">5.Pide <text:span text:style-name="T28">confirmación.</text:span></text:p>
          </table:table-cell>
        </table:table-row>
        <table:table-row table:style-name="Tabla2.4">
          <table:table-cell table:style-name="Tabla2.A5" office:value-type="string">
            <text:p text:style-name="P14">6.<text:span text:style-name="T19">C</text:span>onfirma la operación.</text:p>
          </table:table-cell>
          <table:table-cell table:style-name="Tabla2.B5" office:value-type="string">
            <text:p text:style-name="P8"/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p text:style-name="P9">7.Persiste los datos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2560614755889279984" text:style-name="WW8Num8">
              <text:list-item>
                <text:p text:style-name="P17">Cancelar.</text:p>
                <text:p text:style-name="P18"><text:span text:style-name="T13">En el paso </text:span><text:span text:style-name="T14">6</text:span><text:span text:style-name="T13">, se selecciona la </text:span><text:span text:style-name="T18">opción</text:span><text:span text:style-name="T13"> Cancelar, se vuelve a </text:span><text:span text:style-name="T17">Administrar</text:span><text:span text:style-name="T13"> </text:span><text:span text:style-name="T16">P</text:span><text:span text:style-name="T15">royecto</text:span><text:span text:style-name="T13">.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0"><text:span text:style-name="T24">4</text:span>.<text:span text:style-name="T21">Todos los campos son obligatorios y deben ser completados, en caso contrario se emitirá un mensaje indicando esto.</text:span></text:p>
            <text:p text:style-name="P11"><text:span text:style-name="T24">4</text:span>.<text:span text:style-name="T25">Si el nombre del proyecto ya existe se emite un mensaje de advertencia indicando que ya existe el proyecto y se retorna al paso 3</text:span>.</text:p>
            <text:p text:style-name="P10"><text:span text:style-name="T23">7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26">Configurar Proyecto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28">RF93, RF94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5</meta:editing-cycles>
    <meta:editing-duration>PT2H14M33S</meta:editing-duration>
    <dc:date>2014-03-16T20:38:49.155043174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9" meta:word-count="201" meta:character-count="1351" meta:non-whitespace-character-count="1176"/>
  </office:meta>
</office:document-meta>
</file>